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D00000222EB8BA8CFBE41FF05.png" manifest:media-type="image/png"/>
  <manifest:file-entry manifest:full-path="Pictures/100000000000029D00000237A506E262860EEF5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14a509"/>
    </style:style>
    <style:style style:name="T1" style:family="text">
      <style:text-properties officeooo:rsid="0014a509"/>
    </style:style>
    <style:style style:name="T2" style:family="text">
      <style:text-properties fo:font-weight="bold" officeooo:rsid="0014a509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2" draw:name="Bild1" text:anchor-type="char" svg:x="-0.019cm" svg:y="0cm" svg:width="9.133cm" svg:height="7.74cm" draw:z-index="0"><draw:image xlink:href="Pictures/100000000000029D00000237A506E262860EEF54.png" xlink:type="simple" xlink:show="embed" xlink:actuate="onLoad" draw:mime-type="image/png"/></draw:frame><draw:frame draw:style-name="fr1" draw:name="Bild2" text:anchor-type="char" svg:x="9.269cm" svg:y="0cm" svg:width="8.29cm" svg:height="7.74cm" draw:z-index="1"><draw:image xlink:href="Pictures/100000000000024D00000222EB8BA8CFBE41FF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s text:c="42"/></text:span><text:span text:style-name="T2"><text:s text:c="2"/>Amplifier Type 1 <text:s text:c="44"/>Amplifier Type 2</text:span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0:02:35.911278986</meta:creation-date>
    <meta:editing-duration>PT8M1S</meta:editing-duration>
    <meta:editing-cycles>2</meta:editing-cycles>
    <meta:generator>LibreOffice/7.4.2.3$Linux_X86_64 LibreOffice_project/40$Build-3</meta:generator>
    <dc:date>2023-01-17T10:04:18.816980634</dc:date>
    <meta:document-statistic meta:table-count="0" meta:image-count="2" meta:object-count="0" meta:page-count="1" meta:paragraph-count="1" meta:word-count="6" meta:character-count="121" meta:non-whitespace-character-count="28"/>
  </office:meta>
</office:document-meta>
</file>